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1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solid" draw:fill-color="#944794" draw:auto-grow-height="true" draw:auto-grow-width="false" fo:max-height="0cm" fo:min-height="20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944794" draw:auto-grow-height="true" draw:auto-grow-width="false" fo:max-height="0cm" fo:min-height="1.02cm"/>
    </style:style>
    <style:style style:name="gr6" style:family="graphic" style:parent-style-name="standard">
      <style:graphic-properties draw:stroke="none" svg:stroke-color="#000000" draw:fill="solid" draw:fill-color="#944794" draw:auto-grow-height="true" draw:auto-grow-width="false" fo:max-height="0cm" fo:min-height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8.37cm"/>
    </style:style>
    <style:style style:name="gr8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cm" fo:min-width="26.17cm" draw:shadow="visible"/>
    </style:style>
    <style:style style:name="gr9" style:family="graphic" style:parent-style-name="standard">
      <style:graphic-properties draw:stroke="none" svg:stroke-color="#000000" draw:fill="solid" draw:fill-color="#944794" draw:auto-grow-height="true" draw:auto-grow-width="false" fo:max-height="0cm" fo:min-height="0.6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5cm" fo:min-width="18.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18.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3" style:family="graphic" style:parent-style-name="standard">
      <style:graphic-properties draw:stroke="none" svg:stroke-color="#000000" draw:fill="solid" draw:fill-color="#944794" draw:auto-grow-height="true" draw:auto-grow-width="false" fo:max-height="0cm" fo:min-height="0.6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8.37cm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0.18cm" fo:min-width="26.17cm" draw:shadow="visible"/>
    </style:style>
    <style:style style:name="gr1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3.085cm" fo:min-width="26.17cm" draw:shadow="visible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9.11cm" fo:min-width="26.17cm" draw:shadow="visible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395cm" fo:min-width="26.17cm" draw:shadow="visib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18.37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7.37cm" fo:min-width="26.17cm" draw:shadow="visib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8.37cm"/>
    </style:style>
    <style:style style:name="gr2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7.27cm" fo:min-width="26.17cm" draw:shadow="visib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26.17cm"/>
    </style:style>
    <style:style style:name="gr2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1.02cm" fo:min-width="26.17cm" draw:shadow="visibl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  <style:text-properties fo:font-size="18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family="'Courier 10 Pitch'" style:font-pitch="fixed" fo:font-size="22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944794" fo:font-family="'DejaVu Sans'" style:font-family-generic="swiss" style:font-pitch="variable" fo:font-size="36pt" fo:font-weight="normal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fo:font-family="'Courier 10 Pitch'" style:font-pitch="fixed" fo:font-size="10pt"/>
    </style:style>
    <style:style style:name="P9" style:family="paragraph">
      <style:paragraph-properties fo:margin-left="0cm" fo:margin-right="0cm" fo:text-indent="0cm"/>
      <style:text-properties fo:font-size="13pt"/>
    </style:style>
    <style:style style:name="P10" style:family="paragraph">
      <style:paragraph-properties fo:margin-left="0cm" fo:margin-right="0cm" fo:text-indent="0cm"/>
      <style:text-properties fo:font-family="'Courier 10 Pitch'" style:font-pitch="fixed" fo:font-size="12pt"/>
    </style:style>
    <style:style style:name="P11" style:family="paragraph">
      <style:paragraph-properties fo:margin-left="0cm" fo:margin-right="0cm" fo:text-indent="0cm"/>
      <style:text-properties fo:font-family="'Courier 10 Pitch'" style:font-pitch="fixed" fo:font-size="22pt"/>
    </style:style>
    <style:style style:name="P12" style:family="paragraph">
      <style:paragraph-properties fo:margin-left="0cm" fo:margin-right="0cm" fo:text-indent="0cm"/>
      <style:text-properties fo:font-size="36pt"/>
    </style:style>
    <style:style style:name="T1" style:family="text">
      <style:text-properties fo:color="#ffffff" fo:font-family="'Courier 10 Pitch'" style:font-pitch="fixed" fo:font-size="22pt" fo:font-weight="normal"/>
    </style:style>
    <style:style style:name="T2" style:family="text">
      <style:text-properties fo:color="#ffffff" fo:font-family="'Courier 10 Pitch'" style:font-pitch="fixed" fo:font-size="54pt" fo:font-weight="normal"/>
    </style:style>
    <style:style style:name="T3" style:family="text">
      <style:text-properties fo:color="#ffffff" fo:font-family="'Courier 10 Pitch'" style:font-pitch="fixed" fo:font-size="34pt" fo:font-weight="normal"/>
    </style:style>
    <style:style style:name="T4" style:family="text">
      <style:text-properties fo:color="#ffffff" fo:font-family="'Courier 10 Pitch'" style:font-pitch="fixed" fo:font-size="24pt" fo:font-weight="normal"/>
    </style:style>
    <style:style style:name="T5" style:family="text">
      <style:text-properties fo:color="#ffffff" fo:font-family="'Courier 10 Pitch'" style:font-pitch="fixed" fo:font-size="20pt" fo:font-weight="normal"/>
    </style:style>
    <style:style style:name="T6" style:family="text">
      <style:text-properties fo:color="#ffffff" fo:font-family="'Courier 10 Pitch'" style:font-pitch="fixed" fo:font-size="36pt" fo:font-weight="normal"/>
    </style:style>
    <style:style style:name="T7" style:family="text">
      <style:text-properties fo:color="#ffffff" fo:font-family="'Courier 10 Pitch'" style:font-pitch="fixed" fo:font-size="13pt" fo:font-weight="normal"/>
    </style:style>
    <style:style style:name="T8" style:family="text">
      <style:text-properties fo:color="#ffffff" fo:font-family="'Courier 10 Pitch'" style:font-pitch="fixed" fo:font-size="16pt" fo:font-weight="normal"/>
    </style:style>
    <style:style style:name="T9" style:family="text">
      <style:text-properties fo:color="#944794" fo:font-family="'DejaVu Sans'" style:font-family-generic="swiss" style:font-pitch="variable" fo:font-size="36pt" fo:font-weight="normal"/>
    </style:style>
    <style:style style:name="T10" style:family="text">
      <style:text-properties fo:color="#000000" fo:font-family="'DejaVu Sans'" style:font-family-generic="swiss" style:font-pitch="variable" fo:font-size="22pt" fo:font-weight="normal"/>
    </style:style>
    <style:style style:name="T11" style:family="text">
      <style:text-properties fo:color="#000000" fo:font-family="'DejaVu Sans'" style:font-family-generic="swiss" style:font-pitch="variable" fo:font-size="24pt" fo:font-weight="normal"/>
    </style:style>
    <style:style style:name="T12" style:family="text">
      <style:text-properties fo:color="#000000" fo:font-family="'DejaVu Sans'" style:font-family-generic="swiss" style:font-pitch="variable" fo:font-size="20pt" fo:font-weight="normal"/>
    </style:style>
    <style:style style:name="T13" style:family="text">
      <style:text-properties fo:color="#000000" fo:font-family="'DejaVu Sans'" style:font-family-generic="swiss" style:font-pitch="variable" fo:font-size="26pt" fo:font-weight="normal"/>
    </style:style>
    <style:style style:name="T14" style:family="text">
      <style:text-properties fo:color="#23ff23" fo:font-family="'Courier 10 Pitch'" style:font-pitch="fixed" fo:font-size="18pt" fo:font-weight="normal"/>
    </style:style>
    <style:style style:name="T15" style:family="text">
      <style:text-properties fo:color="#4c4c4c" fo:font-family="'DejaVu Sans'" style:font-family-generic="swiss" style:font-pitch="variable" fo:font-size="15pt" fo:font-weight="normal"/>
    </style:style>
    <style:style style:name="T16" style:family="text">
      <style:text-properties fo:color="#944794" fo:font-family="'DejaVu Sans'" style:font-family-generic="swiss" style:font-pitch="variable" fo:font-size="22pt" fo:font-weight="normal"/>
    </style:style>
    <style:style style:name="T17" style:family="text">
      <style:text-properties fo:font-family="'DejaVu Sans'" style:font-family-generic="swiss" style:font-pitch="variable" fo:font-size="24pt"/>
    </style:style>
    <style:style style:name="T18" style:family="text">
      <style:text-properties fo:font-family="'Courier 10 Pitch'" style:font-pitch="fixed" fo:font-size="10pt"/>
    </style:style>
    <style:style style:name="T19" style:family="text">
      <style:text-properties fo:color="#ffff00" fo:font-family="'Courier 10 Pitch'" style:font-pitch="fixed" fo:font-size="18pt" fo:font-weight="normal"/>
    </style:style>
    <style:style style:name="T20" style:family="text">
      <style:text-properties fo:color="#ffffff" fo:font-family="'Courier 10 Pitch'" style:font-pitch="fixed" fo:font-size="18pt" fo:font-weight="normal"/>
    </style:style>
    <style:style style:name="T21" style:family="text">
      <style:text-properties fo:color="#00ff00" fo:font-family="'Courier 10 Pitch'" style:font-pitch="fixed" fo:font-size="18pt" fo:font-weight="normal"/>
    </style:style>
    <style:style style:name="T22" style:family="text">
      <style:text-properties fo:color="#00ff00" fo:font-family="'Courier 10 Pitch'" style:font-pitch="fixed" fo:font-size="13pt" fo:font-weight="normal"/>
    </style:style>
    <style:style style:name="T23" style:family="text">
      <style:text-properties fo:color="#ffff00" fo:font-family="'Courier 10 Pitch'" style:font-pitch="fixed" fo:font-size="13pt" fo:font-weight="normal"/>
    </style:style>
    <style:style style:name="T24" style:family="text">
      <style:text-properties fo:color="#23ff23" fo:font-family="'Courier 10 Pitch'" style:font-pitch="fixed" fo:font-size="13pt" fo:font-weight="normal"/>
    </style:style>
    <style:style style:name="T25" style:family="text">
      <style:text-properties fo:color="#000000" fo:font-family="'Courier 10 Pitch'" style:font-pitch="fixed" fo:font-size="26pt" fo:font-weight="normal"/>
    </style:style>
    <style:style style:name="T26" style:family="text">
      <style:text-properties fo:color="#000000" fo:font-family="'Courier 10 Pitch'" style:font-pitch="fixed" fo:font-size="22pt" fo:font-weight="normal"/>
    </style:style>
    <style:style style:name="T27" style:family="text">
      <style:text-properties fo:font-family="'Courier 10 Pitch'" style:font-pitch="fixed" fo:font-size="12pt"/>
    </style:style>
    <style:style style:name="T28" style:family="text">
      <style:text-properties fo:color="#00ff00" fo:font-family="'Courier 10 Pitch'" style:font-pitch="fixed" fo:font-size="17pt" fo:font-weight="normal"/>
    </style:style>
    <style:style style:name="T29" style:family="text">
      <style:text-properties fo:color="#000000" fo:font-family="'DejaVu Sans'" style:font-family-generic="swiss" style:font-pitch="variable" fo:font-size="18pt" fo:font-weight="normal"/>
    </style:style>
    <style:style style:name="T30" style:family="text">
      <style:text-properties fo:color="#000000" fo:font-family="'Courier 10 Pitch'" style:font-pitch="fixed" fo:font-size="1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3" draw:text-style-name="P3" draw:layer="layout" svg:width="28cm" svg:height="21cm" svg:x="0cm" svg:y="0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udev</text:span></text:p>
            <text:p text:style-name="P2"><text:span text:style-name="T3">devfs done right</text:span></text:p>
            <text:p text:style-name="P2"><text:span text:style-name="T4">Managing Linux devices names in userspace</text:span></text:p>
            <text:p text:style-name="P2"><text:span text:style-name="T5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4">Armen Baghumian</text:span></text:p>
            <text:p text:style-name="P2"><text:span text:style-name="T7">armen@OpenSourceClu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6" draw:text-style-name="P3" draw:layer="layout" svg:width="28cm" svg:height="0.907cm" svg:x="0cm" svg:y="19.413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7" draw:text-style-name="P6" draw:layer="layout" svg:width="26.67cm" svg:height="13.97cm" svg:x="0.635cm" svg:y="1.905cm">
          <draw:text-box>
            <text:p text:style-name="P5"><text:span text:style-name="T9">How devices are accessed in Linux</text:span></text:p>
            <text:p text:style-name="P5"><text:span text:style-name="T10"><text:tab/></text:span></text:p>
            <text:p text:style-name="P5"><text:span text:style-name="T11"><text:tab/></text:span><text:span text:style-name="T11">Everything is a file (one of the Unix creeds)</text:span></text:p>
            <text:p text:style-name="P5"><text:span text:style-name="T12"><text:tab/></text:span><text:span text:style-name="T12"><text:tab/></text:span><text:span text:style-name="T12">link, device node, pipe .... </text:span></text:p>
            <text:p text:style-name="P5"><text:span text:style-name="T10"><text:tab/></text:span></text:p>
            <text:p text:style-name="P5"><text:span text:style-name="T11"><text:tab/></text:span><text:span text:style-name="T11">Device are accessed via <text:s/>device nodes</text:span></text:p>
            <text:p text:style-name="P5"><text:span text:style-name="T13"><text:tab/></text:span></text:p>
            <text:p text:style-name="P5"><text:span text:style-name="T11"><text:tab/></text:span><text:span text:style-name="T11">Device nodes behave like normal file</text:span></text:p>
            <text:p text:style-name="P5"><text:span text:style-name="T12"><text:tab/></text:span><text:span text:style-name="T12"><text:tab/></text:span><text:span text:style-name="T12">reside on file system</text:span></text:p>
            <text:p text:style-name="P5"><text:span text:style-name="T12"><text:tab/></text:span><text:span text:style-name="T12"><text:tab/></text:span><text:span text:style-name="T12">file operations like open, read, write seek are possible</text:span></text:p>
            <text:p text:style-name="P5"><text:span text:style-name="T12"><text:tab/></text:span><text:span text:style-name="T12"><text:tab/></text:span><text:span text:style-name="T12">if you write to the device node the kernel writes to the device</text:span></text:p>
            <text:p text:style-name="P5"><text:span text:style-name="T12"><text:tab/></text:span><text:span text:style-name="T12"><text:tab/></text:span><text:span text:style-name="T12">if you read from the device node the kernel reads from the device</text:span></text:p>
            <text:p text:style-name="P5"><text:span text:style-name="T10"/></text:p>
            <text:p text:style-name="P5"><text:span text:style-name="T11"><text:tab/></text:span><text:span text:style-name="T11">You can backup the whole drive</text:span></text:p>
          </draw:text-box>
        </draw:frame>
        <draw:frame draw:style-name="gr8" draw:text-style-name="P1" draw:layer="layout" svg:width="26.67cm" svg:height="0.988cm" svg:x="0.722cm" svg:y="16.217cm">
          <draw:text-box>
            <text:p text:style-name="P5"><text:span text:style-name="T14"># dd if=/dev/hdb of=~/backup/hdb.im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0" draw:text-style-name="P6" draw:layer="layout" svg:width="26.67cm" svg:height="17.24cm" svg:x="0.635cm" svg:y="1.905cm">
          <draw:text-box>
            <text:p text:style-name="P5"><text:span text:style-name="T9">How devices are accessed in Linux</text:span></text:p>
            <text:p text:style-name="P5"><text:span text:style-name="T10"><text:tab/></text:span></text:p>
            <text:p text:style-name="P5"><text:span text:style-name="T11"><text:tab/></text:span><text:span text:style-name="T11">All devices are distinguished by their names, types, </text:span></text:p>
            <text:p text:style-name="P5"><text:span text:style-name="T11"><text:tab/></text:span><text:span text:style-name="T11">major numbers, and minor numbers</text:span></text:p>
            <text:p text:style-name="P5"><text:span text:style-name="T11"/></text:p>
            <text:p text:style-name="P5"><text:span text:style-name="T11"><text:tab/></text:span><text:span text:style-name="T11">All major and minor numbers are assigned a name that matches </text:span><text:span text:style-name="T11"><text:tab/></text:span><text:span text:style-name="T11">up with a type of device</text:span></text:p>
            <text:p text:style-name="P5"><text:span text:style-name="T10"><text:tab/></text:span><text:span text:style-name="T10"><text:tab/></text:span><text:span text:style-name="T12">This allocation is done by The LANANA [1]</text:span></text:p>
            <text:p text:style-name="P5"><text:span text:style-name="T12"><text:tab/></text:span><text:span text:style-name="T12"><text:tab/></text:span><text:span text:style-name="T12">Current device list always is accessible at lanana.org [2]</text:span></text:p>
            <text:p text:style-name="P5"><text:span text:style-name="T10"/></text:p>
            <text:p text:style-name="P5"><text:span text:style-name="T11"><text:tab/></text:span><text:span text:style-name="T11">The kernel cares only about type and numbers</text:span></text:p>
            <text:p text:style-name="P5"><text:span text:style-name="T13"><text:tab/></text:span></text:p>
            <text:p text:style-name="P5"><text:span text:style-name="T13"><text:tab/></text:span><text:span text:style-name="T11">Most applications only care about the name of the device node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5">[1] Linux Assigned Names And Numbers Authority</text:span></text:p>
            <text:p text:style-name="P5"><text:span text:style-name="T15">[2] http://www.lanana.org/docs/device-list/devices.t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1" draw:text-style-name="P6" draw:layer="layout" svg:width="26.67cm" svg:height="6.575cm" svg:x="0.635cm" svg:y="1.905cm">
          <draw:text-box>
            <text:p text:style-name="P5"><text:span text:style-name="T9">Special Properties</text:span></text:p>
            <text:p text:style-name="P5"><text:span text:style-name="T16"/></text:p>
            <text:p text:style-name="P5"><text:span text:style-name="T10"><text:tab/></text:span><text:span text:style-name="T11">Device type </text:span></text:p>
            <text:p text:style-name="P5"><text:span text:style-name="T12"><text:tab/></text:span><text:span text:style-name="T12"><text:tab/></text:span><text:span text:style-name="T12">block device or character device</text:span><text:span text:style-name="T11"><text:tab/></text:span></text:p>
            <text:p text:style-name="P5"><text:span text:style-name="T11"><text:tab/></text:span><text:span text:style-name="T11">Major number</text:span></text:p>
            <text:p text:style-name="P5"><text:span text:style-name="T11"><text:tab/></text:span><text:span text:style-name="T11">Minor number</text:span></text:p>
          </draw:text-box>
        </draw:frame>
        <draw:frame draw:style-name="gr8" draw:text-style-name="P1" draw:layer="layout" svg:width="26.67cm" svg:height="1.725cm" svg:x="0.635cm" svg:y="9.36cm">
          <draw:text-box>
            <text:p text:style-name="P5"><text:span text:style-name="T14">$ ls -l /dev/hda</text:span></text:p>
            <text:p text:style-name="P5"><text:span text:style-name="T14">brw-rw---- 1 root disk 3, 0 2007-11-29 16:43 /dev/hda</text:span></text:p>
          </draw:text-box>
        </draw:frame>
        <draw:frame draw:style-name="gr12" draw:text-style-name="P8" draw:layer="layout" svg:width="26.67cm" svg:height="6.169cm" svg:x="0.635cm" svg:y="12.7cm">
          <draw:text-box>
            <text:p text:style-name="P5"><text:span text:style-name="T17">Description of block device with major number 3 at LANANA</text:span></text:p>
            <text:p text:style-name="P5"><text:span text:style-name="T18"/></text:p>
            <text:p text:style-name="P5"><text:span text:style-name="T18"><text:tab/></text:span><text:span text:style-name="T18">3 block</text:span><text:span text:style-name="T18"><text:tab/></text:span><text:span text:style-name="T18">First MFM, RLL and IDE hard disk/CD-ROM interface</text:span></text:p>
            <text:p text:style-name="P5"><text:span text:style-name="T18"><text:tab/></text:span><text:span text:style-name="T18"><text:tab/></text:span><text:span text:style-name="T18"><text:tab/></text:span><text:span text:style-name="T18"> <text:s/></text:span><text:span text:style-name="T18">0 = /dev/hda</text:span><text:span text:style-name="T18"><text:tab/></text:span><text:span text:style-name="T18"><text:tab/></text:span><text:span text:style-name="T18">Master: whole disk (or CD-ROM)</text:span></text:p>
            <text:p text:style-name="P5"><text:span text:style-name="T18"><text:tab/></text:span><text:span text:style-name="T18"><text:tab/></text:span><text:span text:style-name="T18"><text:tab/></text:span><text:span text:style-name="T18"> </text:span><text:span text:style-name="T18">64 = /dev/hdb</text:span><text:span text:style-name="T18"><text:tab/></text:span><text:span text:style-name="T18"><text:tab/></text:span><text:span text:style-name="T18">Slave: whole disk (or CD-ROM)</text:span></text:p>
            <text:p text:style-name="P5"><text:span text:style-name="T18"/></text:p>
            <text:p text:style-name="P5"><text:span text:style-name="T18"><text:tab/></text:span><text:span text:style-name="T18"><text:tab/></text:span><text:span text:style-name="T18"><text:tab/></text:span><text:span text:style-name="T18">For partitions, add to the whole disk device number:</text:span></text:p>
            <text:p text:style-name="P5"><text:span text:style-name="T18"><text:tab/></text:span><text:span text:style-name="T18"><text:tab/></text:span><text:span text:style-name="T18"><text:tab/></text:span><text:span text:style-name="T18"> <text:s/></text:span><text:span text:style-name="T18">0 = /dev/hd?</text:span><text:span text:style-name="T18"><text:tab/></text:span><text:span text:style-name="T18"><text:tab/></text:span><text:span text:style-name="T18">Whole disk</text:span></text:p>
            <text:p text:style-name="P5"><text:span text:style-name="T18"><text:tab/></text:span><text:span text:style-name="T18"><text:tab/></text:span><text:span text:style-name="T18"><text:tab/></text:span><text:span text:style-name="T18"> <text:s/></text:span><text:span text:style-name="T18">1 = /dev/hd?1</text:span><text:span text:style-name="T18"><text:tab/></text:span><text:span text:style-name="T18"><text:tab/></text:span><text:span text:style-name="T18">First partition</text:span></text:p>
            <text:p text:style-name="P5"><text:span text:style-name="T18"><text:tab/></text:span><text:span text:style-name="T18"><text:tab/></text:span><text:span text:style-name="T18"><text:tab/></text:span><text:span text:style-name="T18"> <text:s/></text:span><text:span text:style-name="T18">2 = /dev/hd?2</text:span><text:span text:style-name="T18"><text:tab/></text:span><text:span text:style-name="T18"><text:tab/></text:span><text:span text:style-name="T18">Second partition</text:span></text:p>
            <text:p text:style-name="P5"><text:span text:style-name="T18"><text:tab/></text:span><text:span text:style-name="T18"><text:tab/></text:span><text:span text:style-name="T18"><text:tab/></text:span><text:span text:style-name="T18"> <text:s text:c="3"/></text:span><text:span text:style-name="T18">...</text:span></text:p>
            <text:p text:style-name="P5"><text:span text:style-name="T18"><text:tab/></text:span><text:span text:style-name="T18"><text:tab/></text:span><text:span text:style-name="T18"><text:tab/></text:span><text:span text:style-name="T18"> </text:span><text:span text:style-name="T18">63 = /dev/hd?63</text:span><text:span text:style-name="T18"><text:tab/></text:span><text:span text:style-name="T18">63rd partition</text:span></text:p>
            <text:p text:style-name="P5"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/dev</text:span></text:p>
            <text:p text:style-name="P5"><text:span text:style-name="T10"/></text:p>
            <text:p text:style-name="P5"><text:span text:style-name="T13"><text:tab/></text:span><text:span text:style-name="T13">No dynamic allocation of entries</text:span></text:p>
            <text:p text:style-name="P5"><text:span text:style-name="T13"><text:tab/></text:span></text:p>
            <text:p text:style-name="P5"><text:span text:style-name="T13"><text:tab/></text:span><text:span text:style-name="T13">/dev is big (18 thousand entries)</text:span></text:p>
            <text:p text:style-name="P5"><text:span text:style-name="T13"/></text:p>
            <text:p text:style-name="P5"><text:span text:style-name="T13"><text:tab/></text:span><text:span text:style-name="T13">No persistent naming</text:span></text:p>
            <text:p text:style-name="P5"><text:span text:style-name="T13"/></text:p>
            <text:p text:style-name="P5"><text:span text:style-name="T11"><text:tab/></text:span></text:p>
            <text:p text:style-name="P5"><text:span text:style-name="T11"><text:tab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devfs</text:span></text:p>
            <text:p text:style-name="P5"><text:span text:style-name="T10"><text:tab/></text:span></text:p>
            <text:p text:style-name="P5"><text:span text:style-name="T10"><text:tab/></text:span><text:span text:style-name="T13">Kernel module</text:span></text:p>
            <text:p text:style-name="P5"><text:span text:style-name="T13"><text:tab/></text:span></text:p>
            <text:p text:style-name="P5"><text:span text:style-name="T13"><text:tab/></text:span><text:span text:style-name="T13">Dynamic and automatic population of /dev</text:span></text:p>
            <text:p text:style-name="P5"><text:span text:style-name="T13"/></text:p>
            <text:p text:style-name="P5"><text:span text:style-name="T13"><text:tab/></text:span><text:span text:style-name="T13">Hard to configure from the userspace</text:span></text:p>
            <text:p text:style-name="P5"><text:span text:style-name="T13"/></text:p>
            <text:p text:style-name="P5"><text:span text:style-name="T13"><text:tab/></text:span><text:span text:style-name="T13">Developed by Richard Gooch </text:span></text:p>
            <text:p text:style-name="P5"><text:span text:style-name="T10"><text:tab/></text:span><text:span text:style-name="T10"><text:tab/></text:span><text:span text:style-name="T10">Richard has stopped maintaining it</text:span></text:p>
            <text:p text:style-name="P5"><text:span text:style-name="T10"><text:tab/></text:span><text:span text:style-name="T10"><text:tab/></text:span><text:span text:style-name="T10">Contribution continued by Andrey Borzenkov</text:span></text:p>
            <text:p text:style-name="P5"><text:span text:style-name="T13"/></text:p>
            <text:p text:style-name="P5"><text:span text:style-name="T13"><text:tab/></text:span><text:span text:style-name="T13">Not maintained anymore </text:span></text:p>
            <text:p text:style-name="P5"><text:span text:style-name="T10"/></text:p>
            <text:p text:style-name="P5"><text:span text:style-name="T13"/></text:p>
            <text:p text:style-name="P5"><text:span text:style-name="T10"/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13" draw:text-style-name="P3" draw:layer="layout" svg:width="28cm" svg:height="0.907cm" svg:x="0cm" svg:y="19.437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udev</text:span></text:p>
            <text:p text:style-name="P5"><text:span text:style-name="T10"/></text:p>
            <text:p text:style-name="P5"><text:span text:style-name="T13"><text:tab/></text:span><text:span text:style-name="T13">Developed by Greg Kroah-Hartman and Kay Sievers</text:span></text:p>
            <text:p text:style-name="P5"><text:span text:style-name="T10"><text:tab/></text:span></text:p>
            <text:p text:style-name="P5"><text:span text:style-name="T13"><text:tab/></text:span><text:span text:style-name="T13">Runs in userspace</text:span></text:p>
            <text:p text:style-name="P5"><text:span text:style-name="T10"><text:tab/></text:span><text:span text:style-name="T10"><text:tab/></text:span><text:span text:style-name="T10">Has userspace configuration</text:span></text:p>
            <text:p text:style-name="P5"><text:span text:style-name="T10"><text:tab/></text:span><text:span text:style-name="T10"><text:tab/></text:span><text:span text:style-name="T10">Has userspace toolkit</text:span></text:p>
            <text:p text:style-name="P5"><text:span text:style-name="T13"/></text:p>
            <text:p text:style-name="P5"><text:span text:style-name="T13"><text:tab/></text:span><text:span text:style-name="T13">Creates a dynamic /dev</text:span></text:p>
            <text:p text:style-name="P5"><text:span text:style-name="T13"><text:tab/></text:span></text:p>
            <text:p text:style-name="P5"><text:span text:style-name="T13"><text:tab/></text:span><text:span text:style-name="T13">Provides consistent device naming if wanted</text:span></text:p>
            <text:p text:style-name="P5"><text:span text:style-name="T13"/></text:p>
            <text:p text:style-name="P5"><text:span text:style-name="T10"><text:tab/></text:span><text:span text:style-name="T13">Runs as daemon (udevd)</text:span></text:p>
            <text:p text:style-name="P5"><text:span text:style-name="T13"><text:tab/></text:span><text:span text:style-name="T13"><text:tab/></text:span><text:span text:style-name="T10">Listens to uevents the kernel sends out </text:span></text:p>
            <text:p text:style-name="P5"><text:span text:style-name="T10"><text:tab/></text:span><text:span text:style-name="T10"><text:tab/></text:span><text:span text:style-name="T10">Udev depends on the latest version of the uevent introduced with</text:span><text:span text:style-name="T10"><text:tab/></text:span><text:span text:style-name="T10"><text:tab/></text:span><text:span text:style-name="T10"><text:tab/></text:span><text:span text:style-name="T10">Linux kernel 2.6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udev tools</text:span></text:p>
            <text:p text:style-name="P5"><text:span text:style-name="T10"/></text:p>
            <text:p text:style-name="P5"><text:span text:style-name="T13"><text:tab/></text:span><text:span text:style-name="T13">udevcontrol (located at /sbin/udevcontrol)</text:span></text:p>
            <text:p text:style-name="P5"><text:span text:style-name="T13"/></text:p>
            <text:p text:style-name="P5"><text:span text:style-name="T13"><text:tab/></text:span><text:span text:style-name="T13">udevinfo (located at /usr/bin/udevinfo)</text:span></text:p>
            <text:p text:style-name="P5"><text:span text:style-name="T13"><text:tab/></text:span></text:p>
            <text:p text:style-name="P5"><text:span text:style-name="T13"><text:tab/></text:span><text:span text:style-name="T13">udevtest (located at /usr/bin/udevtest)</text:span></text:p>
            <text:p text:style-name="P5"><text:span text:style-name="T13"><text:tab/></text:span></text:p>
            <text:p text:style-name="P5"><text:span text:style-name="T13"><text:tab/></text:span><text:span text:style-name="T13">udevmonitor (located at /usr/sbin/udevmonitor)</text:span></text:p>
            <text:p text:style-name="P5"><text:span text:style-name="T13"/></text:p>
            <text:p text:style-name="P5"><text:span text:style-name="T13"><text:tab/></text:span><text:span text:style-name="T13">Other tools</text:span></text:p>
            <text:p text:style-name="P5"><text:span text:style-name="T10"><text:tab/></text:span><text:span text:style-name="T10"><text:tab/></text:span><text:span text:style-name="T10">udevsettle</text:span></text:p>
            <text:p text:style-name="P5"><text:span text:style-name="T10"><text:tab/></text:span><text:span text:style-name="T10"><text:tab/></text:span><text:span text:style-name="T10">udevtrigg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70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udevcontrol</text:span><text:span text:style-name="T13"><text:tab/></text:span></text:p>
          </draw:text-box>
        </draw:frame>
        <draw:frame draw:style-name="gr15" draw:text-style-name="P1" draw:layer="layout" svg:width="26.67cm" svg:height="10.43cm" svg:x="0.635cm" svg:y="4.61cm">
          <draw:text-box>
            <text:p text:style-name="P5"><text:span text:style-name="T14"># </text:span><text:span text:style-name="T19">udevcontrol --help</text:span></text:p>
            <text:p text:style-name="P5"><text:span text:style-name="T14">Usage: udevcontrol COMMAND</text:span></text:p>
            <text:p text:style-name="P5"><text:span text:style-name="T14"><text:s text:c="2"/></text:span><text:span text:style-name="T14">log_priority=&lt;level&gt; <text:s text:c="2"/>set the udev log level for the daemon</text:span></text:p>
            <text:p text:style-name="P5"><text:span text:style-name="T14"><text:s text:c="2"/></text:span><text:span text:style-name="T14">stop_exec_queue <text:s text:c="7"/>keep udevd from executing events, queue only</text:span></text:p>
            <text:p text:style-name="P5"><text:span text:style-name="T14"><text:s text:c="2"/></text:span><text:span text:style-name="T14">start_exec_queue <text:s text:c="6"/>execute events, flush queue</text:span></text:p>
            <text:p text:style-name="P5"><text:span text:style-name="T14"><text:s text:c="2"/></text:span><text:span text:style-name="T20">reload_rules <text:s text:c="10"/>reloads the rules files</text:span></text:p>
            <text:p text:style-name="P5"><text:span text:style-name="T14"><text:s text:c="2"/></text:span><text:span text:style-name="T14">max_childs=&lt;N&gt; <text:s text:c="8"/>maximum number of childs</text:span></text:p>
            <text:p text:style-name="P5"><text:span text:style-name="T14"><text:s text:c="2"/></text:span><text:span text:style-name="T14">max_childs_running=&lt;N&gt; maximum number of childs running at the ...</text:span></text:p>
            <text:p text:style-name="P5"><text:span text:style-name="T14"><text:s text:c="2"/></text:span><text:span text:style-name="T14">--help <text:s text:c="16"/>print this help text</text:span></text:p>
            <text:p text:style-name="P5"><text:span text:style-name="T14"/></text:p>
            <text:p text:style-name="P5"><text:span text:style-name="T14"/></text:p>
            <text:p text:style-name="P5"><text:span text:style-name="T14"># udevcontrol reload_rules</text:span></text:p>
            <text:p text:style-name="P5"><text:span text:style-name="T14">#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udevinfo</text:span><text:span text:style-name="T13"><text:tab/></text:span></text:p>
          </draw:text-box>
        </draw:frame>
        <draw:frame draw:style-name="gr16" draw:text-style-name="P1" draw:layer="layout" svg:width="26.67cm" svg:height="13.335cm" svg:x="0.635cm" svg:y="4.61cm">
          <draw:text-box>
            <text:p text:style-name="P5"><text:span text:style-name="T21">$ </text:span><text:span text:style-name="T19">udevinfo --help</text:span></text:p>
            <text:p text:style-name="P5"><text:span text:style-name="T14">Usage: udevinfo OPTIONS</text:span></text:p>
            <text:p text:style-name="P5"><text:span text:style-name="T14"><text:s text:c="2"/></text:span><text:span text:style-name="T20">--query=&lt;type&gt; <text:s text:c="3"/>query database for the specified value:</text:span></text:p>
            <text:p text:style-name="P5"><text:span text:style-name="T14"><text:s text:c="4"/></text:span><text:span text:style-name="T14">name <text:s text:c="11"/>name of device node</text:span></text:p>
            <text:p text:style-name="P5"><text:span text:style-name="T14"><text:s text:c="4"/></text:span><text:span text:style-name="T14">symlink <text:s text:c="8"/>pointing to node</text:span></text:p>
            <text:p text:style-name="P5"><text:span text:style-name="T14"><text:s text:c="4"/></text:span><text:span text:style-name="T14">path <text:s text:c="11"/>sysfs device path</text:span></text:p>
            <text:p text:style-name="P5"><text:span text:style-name="T14"><text:s text:c="4"/></text:span><text:span text:style-name="T14">env <text:s text:c="12"/>the device related imported environment</text:span></text:p>
            <text:p text:style-name="P5"><text:span text:style-name="T14"><text:s text:c="4"/></text:span><text:span text:style-name="T14">all <text:s text:c="12"/>all values</text:span></text:p>
            <text:p text:style-name="P5"><text:span text:style-name="T14"/></text:p>
            <text:p text:style-name="P5"><text:span text:style-name="T14"><text:s text:c="2"/></text:span><text:span text:style-name="T20">--path=&lt;devpath&gt; <text:s/>sysfs device path used for query or chain</text:span></text:p>
            <text:p text:style-name="P5"><text:span text:style-name="T20"><text:s text:c="2"/></text:span><text:span text:style-name="T20">--name=&lt;name&gt; <text:s text:c="4"/>node or symlink name used for query</text:span></text:p>
            <text:p text:style-name="P5"><text:span text:style-name="T14"/></text:p>
            <text:p text:style-name="P5"><text:span text:style-name="T14"><text:s text:c="2"/></text:span><text:span text:style-name="T14">--root <text:s text:c="11"/>prepend to query result or print udev_root</text:span></text:p>
            <text:p text:style-name="P5"><text:span text:style-name="T14"><text:s text:c="2"/></text:span><text:span text:style-name="T20">--attribute-walk <text:s/>print all SYSFS_attributes along the device chain</text:span></text:p>
            <text:p text:style-name="P5"><text:span text:style-name="T14"><text:s text:c="2"/></text:span><text:span text:style-name="T14">--export-db <text:s text:c="6"/>export the content of the udev database</text:span></text:p>
            <text:p text:style-name="P5"><text:span text:style-name="T14"><text:s text:c="2"/></text:span><text:span text:style-name="T14">--version <text:s text:c="7"/>print udev version</text:span></text:p>
            <text:p text:style-name="P5"><text:span text:style-name="T14"><text:s text:c="2"/></text:span><text:span text:style-name="T14">--help <text:s text:c="11"/>print this tex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udevinfo example</text:span></text:p>
          </draw:text-box>
        </draw:frame>
        <draw:frame draw:style-name="gr17" draw:text-style-name="P1" draw:layer="layout" svg:width="26.67cm" svg:height="9.832cm" svg:x="0.635cm" svg:y="4.61cm">
          <draw:text-box>
            <text:p text:style-name="P5"><text:span text:style-name="T14">$ </text:span><text:span text:style-name="T19">udevinfo --query=all --name=sdb</text:span></text:p>
            <text:p text:style-name="P5"><text:span text:style-name="T21">P: /block/sdb</text:span></text:p>
            <text:p text:style-name="P5"><text:span text:style-name="T21">N: sdb</text:span></text:p>
            <text:p text:style-name="P5"><text:span text:style-name="T21">S: disk/by-id/usb-CREATIVE_Zen_V_Plus__UMS__828A490D0002FA93</text:span></text:p>
            <text:p text:style-name="P5"><text:span text:style-name="T21">S: disk/by-path/pci-0000:00:10.4-usb-0:8:1.0-scsi-0:0:0:0</text:span></text:p>
            <text:p text:style-name="P5"><text:span text:style-name="T21">E: ID_VENDOR=</text:span><text:span text:style-name="T20">CREATIVE</text:span></text:p>
            <text:p text:style-name="P5"><text:span text:style-name="T21">E: ID_MODEL=</text:span><text:span text:style-name="T20">Zen_V_Plus_(UMS)</text:span></text:p>
            <text:p text:style-name="P5"><text:span text:style-name="T21">E: ID_REVISION=0001</text:span></text:p>
            <text:p text:style-name="P5"><text:span text:style-name="T21">E: ID_SERIAL=</text:span><text:span text:style-name="T20">CREATIVE_Zen_V_Plus_(UMS)_828A490D0002FA93</text:span></text:p>
            <text:p text:style-name="P5"><text:span text:style-name="T21">E: ID_TYPE=disk</text:span></text:p>
            <text:p text:style-name="P5"><text:span text:style-name="T21">E: ID_BUS=usb</text:span></text:p>
            <text:p text:style-name="P5"><text:span text:style-name="T21">E: ID_PATH=pci-0000:00:10.4-usb-0:8:1.0-scsi-0:0:0:0</text:span></text:p>
            <text:p text:style-name="P5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udevtest example</text:span></text:p>
          </draw:text-box>
        </draw:frame>
        <draw:frame draw:style-name="gr17" draw:text-style-name="P9" draw:layer="layout" svg:width="26.67cm" svg:height="10.931cm" svg:x="0.635cm" svg:y="4.61cm">
          <draw:text-box>
            <text:p text:style-name="P5"><text:span text:style-name="T22">$ </text:span><text:span text:style-name="T23">udevtest /sys/block/hda/</text:span></text:p>
            <text:p text:style-name="P5"><text:span text:style-name="T24">...</text:span></text:p>
            <text:p text:style-name="P5"><text:span text:style-name="T24">main: looking at device '/block/hda' from subsystem 'block'</text:span></text:p>
            <text:p text:style-name="P5"><text:span text:style-name="T24">...</text:span></text:p>
            <text:p text:style-name="P5"><text:span text:style-name="T24">udev_rules_get_name: add symlink 'disk/by-path/pci-0000:00:0f.0-ide-0:0'</text:span></text:p>
            <text:p text:style-name="P5"><text:span text:style-name="T24">run_program: 'vol_id --export /dev/.tmp-3-0'</text:span></text:p>
            <text:p text:style-name="P5"><text:span text:style-name="T24">run_program: '/lib/udev/vol_id' (stderr) '/dev/.tmp-3-0: error open volume'</text:span></text:p>
            <text:p text:style-name="P5"><text:span text:style-name="T24">run_program: '/lib/udev/vol_id' returned with status 2</text:span></text:p>
            <text:p text:style-name="P5"><text:span text:style-name="T24">udev_rules_get_name: no node name set, will use kernel name 'hda'</text:span></text:p>
            <text:p text:style-name="P5"><text:span text:style-name="T24">unlink_secure: chown(/dev/.tmp-3-0, 0, 0) failed: No such file or directory</text:span></text:p>
            <text:p text:style-name="P5"><text:span text:style-name="T24">unlink_secure: chmod(/dev/.tmp-3-0, 0000) failed: No such file or directory</text:span></text:p>
            <text:p text:style-name="P5"><text:span text:style-name="T24">udev_device_event: device '/block/hda' already in database, validate currently present symlinks</text:span></text:p>
            <text:p text:style-name="P5"><text:span text:style-name="T7">udev_node_add: creating device node '/dev/hda', major = '3', minor = '0', mode = '0660', ...</text:span></text:p>
            <text:p text:style-name="P5"><text:span text:style-name="T24">udev_node_add: creating symlink '/dev/creative' to 'hda'</text:span></text:p>
            <text:p text:style-name="P5"><text:span text:style-name="T24">udev_node_add: creating symlink '/dev/disk/by-path/pci-0000:00:0f.0-ide-0:0' to '../../hda'</text:span></text:p>
            <text:p text:style-name="P5"><text:span text:style-name="T24">udev_node_remove_symlinks: removing symlink '/dev/disk/by-id/ata-Maxtor_6Y080L0_Y36C4VQE'</text:span></text:p>
            <text:p text:style-name="P5"><text:span text:style-name="T24">delete_path: rmdir(/dev/disk/by-id) failed: Permission denied</text:span></text:p>
            <text:p text:style-name="P5"><text:span text:style-name="T24">main: run: 'socket:/org/kernel/udev/monitor'</text:span></text:p>
            <text:p text:style-name="P5"><text:span text:style-name="T24">main: run: 'socket:/org/freedesktop/hal/udev_event'</text:span></text:p>
            <text:p text:style-name="P5"><text:span text:style-name="T2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udevmonitor</text:span></text:p>
          </draw:text-box>
        </draw:frame>
        <draw:frame draw:style-name="gr18" draw:text-style-name="P1" draw:layer="layout" svg:width="26.67cm" svg:height="3.936cm" svg:x="0.635cm" svg:y="4.61cm">
          <draw:text-box>
            <text:p text:style-name="P5"><text:span text:style-name="T14"># </text:span><text:span text:style-name="T19">udevmonitor --help</text:span></text:p>
            <text:p text:style-name="P5"><text:span text:style-name="T21">Usage: udevmonitor [--help] [--env]</text:span></text:p>
            <text:p text:style-name="P5"><text:span text:style-name="T21"><text:s text:c="2"/></text:span><text:span text:style-name="T21">--env <text:s text:c="3"/>print the whole event environment</text:span></text:p>
            <text:p text:style-name="P5"><text:span text:style-name="T21"><text:s text:c="2"/></text:span><text:span text:style-name="T21">--help <text:s text:c="2"/>print this help text</text:span></text:p>
            <text:p text:style-name="P5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udevmonitor example</text:span></text:p>
          </draw:text-box>
        </draw:frame>
        <draw:frame draw:style-name="gr16" draw:text-style-name="P9" draw:layer="layout" svg:width="26.67cm" svg:height="14.135cm" svg:x="0.635cm" svg:y="4.61cm">
          <draw:text-box>
            <text:p text:style-name="P5"><text:span text:style-name="T22"># </text:span><text:span text:style-name="T23">udevmonitor</text:span></text:p>
            <text:p text:style-name="P5"><text:span text:style-name="T24">udevmonitor prints the received event from the kernel [UEVENT]</text:span></text:p>
            <text:p text:style-name="P5"><text:span text:style-name="T24">and the event which udev sends out after rule processing [UDEV]</text:span></text:p>
            <text:p text:style-name="P5"><text:span text:style-name="T24"/></text:p>
            <text:p text:style-name="P5"><text:span text:style-name="T22">UEVENT[1196797419.657986] add@/devices/pci0000:00/0000:00:10.4/usb5/5-8</text:span></text:p>
            <text:p text:style-name="P5"><text:span text:style-name="T24">...</text:span></text:p>
            <text:p text:style-name="P5"><text:span text:style-name="T24">UDEV <text:s/>[1196797419.670502] add@/devices/pci0000:00/0000:00:10.4/usb5/5-8/usbdev5.33_ep00</text:span></text:p>
            <text:p text:style-name="P5"><text:span text:style-name="T24">UDEV <text:s/>[1196797419.670562] add@/devices/pci0000:00/0000:00:10.4/usb5/5-8/5-8:1.0</text:span></text:p>
            <text:p text:style-name="P5"><text:span text:style-name="T24">UEVENT[1196797419.682588] add@/class/scsi_host/host20</text:span></text:p>
            <text:p text:style-name="P5"><text:span text:style-name="T24">UEVENT[1196797419.684583] add@/devices/pci0000:00/0000:00:10.4/usb5/5-8/5-8:1.0/usbdev5.33_ep02</text:span></text:p>
            <text:p text:style-name="P5"><text:span text:style-name="T24">UEVENT[1196797419.684625] add@/devices/pci0000:00/0000:00:10.4/usb5/5-8/5-8:1.0/usbdev5.33_ep82</text:span></text:p>
            <text:p text:style-name="P5"><text:span text:style-name="T24">UEVENT[1196797419.684637] add@/class/usb_device/usbdev5.33</text:span></text:p>
            <text:p text:style-name="P5"><text:span text:style-name="T24">UDEV <text:s/>[1196797419.922531] add@/class/scsi_host/host20</text:span></text:p>
            <text:p text:style-name="P5"><text:span text:style-name="T24">UDEV <text:s/>[1196797419.922592] add@/devices/pci0000:00/0000:00:10.4/usb5/5-8/5-8:1.0/usbdev5.33_ep02</text:span></text:p>
            <text:p text:style-name="P5"><text:span text:style-name="T24">UDEV <text:s/>[1196797419.922608] add@/devices/pci0000:00/0000:00:10.4/usb5/5-8/5-8:1.0/usbdev5.33_ep82</text:span></text:p>
            <text:p text:style-name="P5"><text:span text:style-name="T24">UDEV <text:s/>[1196797420.056263] add@/class/usb_device/usbdev5.33</text:span></text:p>
            <text:p text:style-name="P5"><text:span text:style-name="T24">UEVENT[1196797424.718671] add@/devices/pci0000:00/0000:00:10.4/usb5/5-8/5- ... </text:span></text:p>
            <text:p text:style-name="P5"><text:span text:style-name="T24">UEVENT[1196797424.718717] add@/class/scsi_disk/20:0:0:0</text:span></text:p>
            <text:p text:style-name="P5"><text:span text:style-name="T7">UEVENT[1196797424.754980] add@/block/sdb</text:span></text:p>
            <text:p text:style-name="P5"><text:span text:style-name="T24">UEVENT[1196797424.755029] add@/class/scsi_device/20:0:0:0</text:span></text:p>
            <text:p text:style-name="P5"><text:span text:style-name="T24">UDEV <text:s/>[1196797424.770187] add@/devices/pci0000:00/0000:00:10.4/usb5/5-8/5- ...</text:span></text:p>
            <text:p text:style-name="P5"><text:span text:style-name="T24">UDEV <text:s/>[1196797424.810219] add@/class/scsi_disk/20:0:0:0</text:span></text:p>
            <text:p text:style-name="P5"><text:span text:style-name="T24">UDEV <text:s/>[1196797424.810271] add@/block/sdb</text:span></text:p>
            <text:p text:style-name="P5"><text:span text:style-name="T24">UDEV <text:s/>[1196797424.810286] add@/class/scsi_device/20:0:0:0</text:span></text:p>
            <text:p text:style-name="P5"><text:span text:style-name="T24">UEVENT[1196797425.702388] mount@/block/sdb</text:span></text:p>
            <text:p text:style-name="P5"><text:span text:style-name="T24">UDEV <text:s/>[1196797425.705172] mount@/block/sd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udev rules and configuration files</text:span></text:p>
            <text:p text:style-name="P5"><text:span text:style-name="T16"/></text:p>
            <text:p text:style-name="P5"><text:span text:style-name="T13"><text:tab/></text:span><text:span text:style-name="T13">All udev configuration files are placed in /etc/udev/*</text:span></text:p>
            <text:p text:style-name="P5"><text:span text:style-name="T13"/></text:p>
            <text:p text:style-name="P5"><text:span text:style-name="T13"><text:tab/></text:span><text:span text:style-name="T13">udev's main configuration file is /etc/udev/udev.conf</text:span></text:p>
            <text:p text:style-name="P5"><text:span text:style-name="T13"><text:tab/></text:span></text:p>
            <text:p text:style-name="P5"><text:span text:style-name="T13"><text:tab/></text:span><text:span text:style-name="T13">By default rules are located at /etc/udev/rules.d (Debian)</text:span></text:p>
            <text:p text:style-name="P5"><text:span text:style-name="T13"><text:tab/></text:span></text:p>
            <text:p text:style-name="P5"><text:span text:style-name="T13"><text:tab/></text:span><text:span text:style-name="T13">Rules must have the .rules suffi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udev.conf</text:span></text:p>
            <text:p text:style-name="P5"><text:span text:style-name="T16"/></text:p>
            <text:p text:style-name="P5"><text:span text:style-name="T13"><text:tab/></text:span><text:span text:style-name="T13">udev_root</text:span></text:p>
            <text:p text:style-name="P5"><text:span text:style-name="T13"><text:tab/></text:span><text:span text:style-name="T13"><text:tab/></text:span><text:span text:style-name="T10">Specifies where to place the device nodes in the filesystem. </text:span></text:p>
            <text:p text:style-name="P5"><text:span text:style-name="T10"><text:tab/></text:span><text:span text:style-name="T10"><text:tab/></text:span><text:span text:style-name="T10">Default value is /dev.</text:span></text:p>
            <text:p text:style-name="P5"><text:span text:style-name="T13"/></text:p>
            <text:p text:style-name="P5"><text:span text:style-name="T13"><text:tab/></text:span><text:span text:style-name="T13">udev_rules</text:span></text:p>
            <text:p text:style-name="P5"><text:span text:style-name="T10"><text:tab/></text:span><text:span text:style-name="T10"><text:tab/></text:span><text:span text:style-name="T10">The name of the udev rules file </text:span></text:p>
            <text:p text:style-name="P5"><text:span text:style-name="T10"><text:tab/></text:span><text:span text:style-name="T10"><text:tab/></text:span><text:span text:style-name="T10">Directory to look for files with the suffix .rules. </text:span></text:p>
            <text:p text:style-name="P5"><text:span text:style-name="T10"><text:tab/></text:span><text:span text:style-name="T10"><text:tab/></text:span><text:span text:style-name="T10">Default value is /etc/udev/rules.d.</text:span></text:p>
            <text:p text:style-name="P5"><text:span text:style-name="T13"/></text:p>
            <text:p text:style-name="P5"><text:span text:style-name="T13"><text:tab/></text:span><text:span text:style-name="T13">udev_log</text:span></text:p>
            <text:p text:style-name="P5"><text:span text:style-name="T10"><text:tab/></text:span><text:span text:style-name="T10"><text:tab/></text:span><text:span text:style-name="T10">The logging priority. (err, info and debug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Rules</text:span></text:p>
            <text:p text:style-name="P5"><text:span text:style-name="T16"/></text:p>
            <text:p text:style-name="P5"><text:span text:style-name="T13"><text:tab/></text:span><text:span text:style-name="T13">Each rule is constructed from a series of comma separated </text:span><text:span text:style-name="T13"><text:tab/></text:span><text:span text:style-name="T13">key-value pairs</text:span></text:p>
            <text:p text:style-name="P5"><text:span text:style-name="T13"/></text:p>
            <text:p text:style-name="P5"><text:span text:style-name="T13"><text:tab/></text:span><text:span text:style-name="T13">Example:</text:span></text:p>
            <text:p text:style-name="P5"><text:span text:style-name="T25"><text:tab/></text:span><text:span text:style-name="T25"><text:tab/></text:span></text:p>
            <text:p text:style-name="P5"><text:span text:style-name="T25"><text:tab/></text:span></text:p>
            <text:p text:style-name="P5"><text:span text:style-name="T25"><text:tab/></text:span><text:span text:style-name="T25"><text:tab/></text:span><text:span text:style-name="T25">KERNEL==”hdb”, NAME=”my_disk”</text:span></text:p>
            <text:p text:style-name="P5"><text:span text:style-name="T25"/></text:p>
            <text:p text:style-name="P5"><text:span text:style-name="T13"><text:tab/></text:span></text:p>
            <text:p text:style-name="P5"><text:span text:style-name="T13"><text:tab/></text:span><text:span text:style-name="T13">Different types of keys</text:span></text:p>
            <text:p text:style-name="P5"><text:span text:style-name="T10"><text:tab/></text:span><text:span text:style-name="T10"><text:tab/></text:span><text:span text:style-name="T10">Match keys</text:span></text:p>
            <text:p text:style-name="P5"><text:span text:style-name="T10"><text:tab/></text:span><text:span text:style-name="T10"><text:tab/></text:span><text:span text:style-name="T10">Assignment key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9" draw:text-style-name="P6" draw:layer="layout" svg:width="26.67cm" svg:height="4.445cm" svg:x="0.635cm" svg:y="1.905cm">
          <draw:text-box>
            <text:p text:style-name="P5"><text:span text:style-name="T9">Real world example</text:span></text:p>
            <text:p text:style-name="P5"><text:span text:style-name="T16"/></text:p>
            <text:p text:style-name="P5"><text:span text:style-name="T26"><text:tab/></text:span><text:span text:style-name="T26">KERNEL=="hdc", NAME="hdd"</text:span></text:p>
            <text:p text:style-name="P5"><text:span text:style-name="T26"><text:tab/></text:span><text:span text:style-name="T26">KERNEL=="hdd", NAME="hdc"</text:span></text:p>
          </draw:text-box>
        </draw:frame>
        <draw:frame draw:style-name="gr20" draw:text-style-name="P9" draw:layer="layout" svg:width="26.67cm" svg:height="7.727cm" svg:x="0.635cm" svg:y="6.985cm">
          <draw:text-box>
            <text:p text:style-name="P5"><text:span text:style-name="T24">$ </text:span><text:span text:style-name="T23">udevtest /sys/block/hdc</text:span></text:p>
            <text:p text:style-name="P5"><text:span text:style-name="T22">...</text:span></text:p>
            <text:p text:style-name="P5"><text:span text:style-name="T7">main: looking at device '/block/hdc' from subsystem 'block'</text:span></text:p>
            <text:p text:style-name="P5"><text:span text:style-name="T22">...</text:span></text:p>
            <text:p text:style-name="P5"><text:span text:style-name="T7">udev_rules_get_name: rule applied, 'hdc' becomes 'hdd'</text:span></text:p>
            <text:p text:style-name="P5"><text:span text:style-name="T22">...</text:span></text:p>
            <text:p text:style-name="P5"><text:span text:style-name="T22">udev_device_event: device '/block/hdc' already in database, validate currently present symlinks</text:span></text:p>
            <text:p text:style-name="P5"><text:span text:style-name="T22">udev_node_add: creating device </text:span><text:span text:style-name="T7">node '/dev/hdd', major = '22', minor = '0'</text:span><text:span text:style-name="T22">, mode = '0660', ...</text:span></text:p>
            <text:p text:style-name="P5"><text:span text:style-name="T22">udev_node_add: creating symlink '/dev/disk/by-path/pci-0000:00:0f.0-ide-1:0' to '../../hdd'</text:span></text:p>
            <text:p text:style-name="P5"><text:span text:style-name="T22">udev_node_remove_symlinks: removing symlink '/dev/cdrom1'</text:span></text:p>
            <text:p text:style-name="P5"><text:span text:style-name="T22">udev_node_remove_symlinks: removing symlink '/dev/cdrw1'</text:span></text:p>
            <text:p text:style-name="P5"><text:span text:style-name="T22">udev_node_remove_symlinks: removing symlink '/dev/dvd1'</text:span></text:p>
            <text:p text:style-name="P5"><text:span text:style-name="T22">udev_node_remove_symlinks: removing symlink '/dev/dvdrw1'</text:span></text:p>
            <text:p text:style-name="P5"><text:span text:style-name="T22">...</text:span></text:p>
          </draw:text-box>
        </draw:frame>
        <draw:frame draw:style-name="gr21" draw:text-style-name="P10" draw:layer="layout" svg:width="26.67cm" svg:height="3.197cm" svg:x="0.635cm" svg:y="15.853cm">
          <draw:text-box>
            <text:p text:style-name="P5"><text:span text:style-name="T27">22 block</text:span><text:span text:style-name="T27"><text:tab/></text:span><text:span text:style-name="T27">Second IDE hard disk/CD-ROM interface</text:span></text:p>
            <text:p text:style-name="P5"><text:span text:style-name="T27"><text:tab/></text:span><text:span text:style-name="T27"><text:tab/></text:span><text:span text:style-name="T27"> <text:s/></text:span><text:span text:style-name="T27">0 = /dev/hdc</text:span><text:span text:style-name="T27"><text:tab/></text:span><text:span text:style-name="T27"><text:tab/></text:span><text:span text:style-name="T27">Master: whole disk (or CD-ROM)</text:span></text:p>
            <text:p text:style-name="P5"><text:span text:style-name="T27"><text:tab/></text:span><text:span text:style-name="T27"><text:tab/></text:span><text:span text:style-name="T27"> </text:span><text:span text:style-name="T27">64 = /dev/hdd</text:span><text:span text:style-name="T27"><text:tab/></text:span><text:span text:style-name="T27"><text:tab/></text:span><text:span text:style-name="T27">Slave: whole disk (or CD-ROM)</text:span></text:p>
            <text:p text:style-name="P5"><text:span text:style-name="T27"><text:tab/></text:span><text:span text:style-name="T27"><text:tab/></text:span></text:p>
            <text:p text:style-name="P5"><text:span text:style-name="T27"><text:tab/></text:span><text:span text:style-name="T27"><text:tab/></text:span><text:span text:style-name="T27">Partitions are handled the same way as for the first</text:span></text:p>
            <text:p text:style-name="P5"><text:span text:style-name="T27"><text:tab/></text:span><text:span text:style-name="T27"><text:tab/></text:span><text:span text:style-name="T27">interface (see major number 3)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22" draw:text-style-name="P6" draw:layer="layout" svg:width="26.67cm" svg:height="2.54cm" svg:x="0.635cm" svg:y="1.905cm">
          <draw:text-box>
            <text:p text:style-name="P5"><text:span text:style-name="T9">Real world example (My creative rule!)</text:span></text:p>
          </draw:text-box>
        </draw:frame>
        <draw:frame draw:style-name="gr23" draw:text-style-name="P1" draw:layer="layout" svg:width="26.67cm" svg:height="8.358cm" svg:x="0.635cm" svg:y="4.545cm">
          <draw:text-box>
            <text:p text:style-name="P5"><text:span text:style-name="T14">$ </text:span><text:span text:style-name="T19">udevinfo --attribute-walk --name=sdb</text:span></text:p>
            <text:p text:style-name="P5"><text:span text:style-name="T21">...</text:span></text:p>
            <text:p text:style-name="P5"><text:span text:style-name="T14">looking at parent device '/devices/pci0000:00/0000:00:10.4/usb5/5-8':</text:span></text:p>
            <text:p text:style-name="P5"><text:span text:style-name="T21"><text:s text:c="4"/></text:span><text:span text:style-name="T21">KERNELS=="5-8"</text:span></text:p>
            <text:p text:style-name="P5"><text:span text:style-name="T21"><text:s text:c="4"/></text:span><text:span text:style-name="T20">SUBSYSTEMS=="usb"</text:span></text:p>
            <text:p text:style-name="P5"><text:span text:style-name="T21"><text:s text:c="4"/></text:span><text:span text:style-name="T21">DRIVERS=="usb"</text:span></text:p>
            <text:p text:style-name="P5"><text:span text:style-name="T21"><text:s text:c="4"/></text:span><text:span text:style-name="T21">ATTRS{configuration}=="Configuration 1"</text:span></text:p>
            <text:p text:style-name="P5"><text:span text:style-name="T21"><text:s text:c="4"/></text:span><text:span text:style-name="T20">ATTRS{serial}=="828A490D0002FA93"</text:span></text:p>
            <text:p text:style-name="P5"><text:span text:style-name="T21"><text:s text:c="4"/></text:span><text:span text:style-name="T21">ATTRS{product}=="Zen V Plus _UMS_"</text:span></text:p>
            <text:p text:style-name="P5"><text:span text:style-name="T21"><text:s text:c="4"/></text:span><text:span text:style-name="T20">ATTRS{manufacturer}=="Creative Technology Ltd"</text:span></text:p>
            <text:p text:style-name="P5"><text:span text:style-name="T21">...</text:span></text:p>
          </draw:text-box>
        </draw:frame>
        <draw:frame draw:style-name="gr24" draw:text-style-name="P11" draw:layer="layout" svg:width="26.67cm" svg:height="3.175cm" svg:x="0.635cm" svg:y="14.87cm">
          <draw:text-box>
            <text:p text:style-name="P5"><text:span text:style-name="T26">SUBSYSTEMS=="usb", ATTRS{serial}=="828A490D0002FA93", \</text:span></text:p>
            <text:p text:style-name="P5"><text:span text:style-name="T26">ATTRS{manufacturer}=="Creative Technology Ltd", \ </text:span></text:p>
            <text:p text:style-name="P5"><text:span text:style-name="T26">SYMLINK+="creative"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22" draw:text-style-name="P6" draw:layer="layout" svg:width="26.67cm" svg:height="2.54cm" svg:x="0.635cm" svg:y="1.905cm">
          <draw:text-box>
            <text:p text:style-name="P5"><text:span text:style-name="T9">Is everything okay?</text:span></text:p>
          </draw:text-box>
        </draw:frame>
        <draw:frame draw:style-name="gr23" draw:text-style-name="P9" draw:layer="layout" svg:width="26.67cm" svg:height="14.135cm" svg:x="0.635cm" svg:y="4.545cm">
          <draw:text-box>
            <text:p text:style-name="P5"><text:span text:style-name="T24">$ </text:span><text:span text:style-name="T23">udevtest /sys/block/sdb</text:span></text:p>
            <text:p text:style-name="P5"><text:span text:style-name="T22">...</text:span></text:p>
            <text:p text:style-name="P5"><text:span text:style-name="T7">parse_file: reading '/etc/udev/rules.d/local.rules' as rules file</text:span></text:p>
            <text:p text:style-name="P5"><text:span text:style-name="T22">...</text:span></text:p>
            <text:p text:style-name="P5"><text:span text:style-name="T22">main: looking at device '/block/sdb' from subsystem 'block'</text:span></text:p>
            <text:p text:style-name="P5"><text:span text:style-name="T7">udev_rules_get_name: add symlink 'creative'</text:span></text:p>
            <text:p text:style-name="P5"><text:span text:style-name="T22">...</text:span></text:p>
            <text:p text:style-name="P5"><text:span text:style-name="T22">udev_rules_get_name: 2 untrusted character(s) replaced</text:span></text:p>
            <text:p text:style-name="P5"><text:span text:style-name="T22">udev_rules_get_name: add symlink 'disk/by-id/usb-CREATIVE_Zen_V_Plus__UMS__828A490D0002FA93'</text:span></text:p>
            <text:p text:style-name="P5"><text:span text:style-name="T22">udev_rules_get_name: add symlink 'disk/by-path/pci-0000:00:10.4-usb-0:8:1.0-scsi-0:0:0:0'</text:span></text:p>
            <text:p text:style-name="P5"><text:span text:style-name="T22">udev_rules_get_name: no node name set, will use kernel name 'sdb'</text:span></text:p>
            <text:p text:style-name="P5"><text:span text:style-name="T22">...</text:span></text:p>
            <text:p text:style-name="P5"><text:span text:style-name="T22">udev_node_add: creating device node '/dev/sdb', major = '8', minor = '16', mode = '0660', ...</text:span></text:p>
            <text:p text:style-name="P5"><text:span text:style-name="T7">udev_node_add: creating symlink '/dev/creative' to 'sdb'</text:span></text:p>
            <text:p text:style-name="P5"><text:span text:style-name="T22">udev_node_add: creating symlink '/dev/disk/by-id/usb-CREATIVE_Zen_V_Plus__UMS__828A490D0002FA93' to '../../sdb'</text:span></text:p>
            <text:p text:style-name="P5"><text:span text:style-name="T22">udev_node_add: creating symlink '/dev/disk/by-path/pci-0000:00:10.4-usb-0:8:1.0-scsi-0:0:0:0' to '../../sdb'</text:span></text:p>
            <text:p text:style-name="P5"><text:span text:style-name="T22">...</text:span></text:p>
            <text:p text:style-name="P5"><text:span text:style-name="T22"/></text:p>
            <text:p text:style-name="P5"><text:span text:style-name="T22">$ </text:span><text:span text:style-name="T23">udevtest /sys/block/sdb</text:span></text:p>
            <text:p text:style-name="P5"><text:span text:style-name="T22">...</text:span></text:p>
            <text:p text:style-name="P5"><text:span text:style-name="T22">parse_file: reading '/etc/udev/rules.d/local.rules' as rules file</text:span></text:p>
            <text:p text:style-name="P5"><text:span text:style-name="T7">add_to_rules: unknown key 'UBSYSTEMS' in /etc/udev/rules.d/local.rules:4</text:span></text:p>
            <text:p text:style-name="P5"><text:span text:style-name="T22">...</text:span></text:p>
            <text:p text:style-name="P5"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4" draw:text-style-name="P6" draw:layer="layout" svg:width="26.67cm" svg:height="1.905cm" svg:x="0.635cm" svg:y="1.905cm">
          <draw:text-box>
            <text:p text:style-name="P5"><text:span text:style-name="T9">Append this line in to the fstab and enjoy</text:span></text:p>
          </draw:text-box>
        </draw:frame>
        <draw:frame draw:style-name="gr25" draw:text-style-name="P12" draw:layer="layout" svg:width="26.67cm" svg:height="1.27cm" svg:x="0.635cm" svg:y="4.48cm">
          <draw:text-box>
            <text:p text:style-name="P5"><text:span text:style-name="T28"># echo "/dev/creative /media/creative vfat rw,user 0 <text:s/>0" &gt;&gt; /etc/fst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Lets write a “Backup” script</text:span></text:p>
            <text:p text:style-name="P5"><text:span text:style-name="T16"/></text:p>
            <text:p text:style-name="P5"><text:span text:style-name="T26">SUBSYSTEMS=="usb", ATTRS{serial}=="828A490D0002FA93", \</text:span></text:p>
            <text:p text:style-name="P5"><text:span text:style-name="T26">ATTRS{manufacturer}=="Creative Technology Ltd", \ </text:span></text:p>
            <text:p text:style-name="P5"><text:span text:style-name="T26">ACTION=="mount", RUN+="/usr/bin/creative_otf_backup"</text:span></text:p>
            <text:p text:style-name="P5"><text:span text:style-name="T26"/></text:p>
            <text:p text:style-name="P5"><text:span text:style-name="T26"/></text:p>
            <text:p text:style-name="P5"><text:span text:style-name="T26"/></text:p>
            <text:p text:style-name="P5"><text:span text:style-name="T26">#! /bin/bash</text:span></text:p>
            <text:p text:style-name="P5"><text:span text:style-name="T26">if [ "$ACTION" = mount ]; then</text:span></text:p>
            <text:p text:style-name="P5"><text:span text:style-name="T26"><text:s text:c="4"/></text:span><text:span text:style-name="T26">rm -rf /media/creative/arag</text:span></text:p>
            <text:p text:style-name="P5"><text:span text:style-name="T26"><text:s text:c="4"/></text:span><text:span text:style-name="T26">svn export /home/armen/projects/arag /media/creative/arag</text:span></text:p>
            <text:p text:style-name="P5"><text:span text:style-name="T26">fi</text:span></text:p>
            <text:p text:style-name="P5"><text:span text:style-name="T26">exit 0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0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0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Anything else?</text:span></text:p>
            <text:p text:style-name="P5"><text:span text:style-name="T16"/></text:p>
            <text:p text:style-name="P5"><text:span text:style-name="T13"><text:tab/></text:span><text:span text:style-name="T13">Controlling permissions and ownership</text:span></text:p>
            <text:p text:style-name="P5"><text:span text:style-name="T13"/></text:p>
            <text:p text:style-name="P5"><text:span text:style-name="T13"><text:tab/></text:span><text:span text:style-name="T13">Using external programs to name devices</text:span></text:p>
            <text:p text:style-name="P5"><text:span text:style-name="T13"/></text:p>
            <text:p text:style-name="P5"><text:span text:style-name="T13"><text:tab/></text:span><text:span text:style-name="T13">Running external programs upon certain events</text:span></text:p>
            <text:p text:style-name="P5"><text:span text:style-name="T26"/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5" draw:text-style-name="P3" draw:layer="layout" svg:width="28cm" svg:height="1.27cm" svg:x="-0.001cm" svg:y="0cm">
          <draw:text-box>
            <text:p text:style-name="P2"><text:span text:style-name="T1">udev, devfs done right</text:span></text:p>
          </draw:text-box>
        </draw:frame>
        <draw:frame draw:style-name="gr9" draw:text-style-name="P3" draw:layer="layout" svg:width="28cm" svg:height="0.907cm" svg:x="-0.001cm" svg:y="19.436cm">
          <draw:text-box>
            <text:p text:style-name="P2"><text:span text:style-name="T8"><text:page-number>&lt;number&gt;</text:page-number></text:span><text:span text:style-name="T8"> <text:s text:c="69"/>12/5/2007</text:span></text:p>
          </draw:text-box>
        </draw:frame>
        <draw:frame draw:style-name="gr10" draw:text-style-name="P6" draw:layer="layout" svg:width="26.67cm" svg:height="17.145cm" svg:x="0.635cm" svg:y="1.905cm">
          <draw:text-box>
            <text:p text:style-name="P5"><text:span text:style-name="T9">References</text:span></text:p>
            <text:p text:style-name="P5"><text:span text:style-name="T16"/></text:p>
            <text:p text:style-name="P5"><text:span text:style-name="T29"><text:tab/></text:span><text:span text:style-name="T29"><text:a xlink:href="http://reactivated.net/writing_udev_rules.html">http://reactivated.net/writing_udev_rules.html</text:a></text:span></text:p>
            <text:p text:style-name="P5"><text:span text:style-name="T29"/></text:p>
            <text:p text:style-name="P5"><text:span text:style-name="T29"><text:tab/></text:span><text:span text:style-name="T29"><text:a xlink:href="http://wiki.archlinux.org/index.php/">http://wiki.archlinux.org/index.php/</text:a></text:span><text:span text:style-name="T29">Using_udev_to_map_multiple_entries_to_a_device</text:span></text:p>
            <text:p text:style-name="P5"><text:span text:style-name="T29"/></text:p>
            <text:p text:style-name="P5"><text:span text:style-name="T29"><text:tab/></text:span><text:span text:style-name="T29"><text:a xlink:href="http://www.hantslug.org.uk/talks/2007-08-04/">http://www.hantslug.org.uk/talks/2007-08-04/</text:a></text:span><text:span text:style-name="T29">udev-1.0.0.pdf</text:span></text:p>
            <text:p text:style-name="P5"><text:span text:style-name="T29"/></text:p>
            <text:p text:style-name="P5"><text:span text:style-name="T29"><text:tab/></text:span><text:span text:style-name="T29">http://en.wikipedia.org/wiki/Udev</text:span></text:p>
            <text:p text:style-name="P5"><text:span text:style-name="T29"/></text:p>
            <text:p text:style-name="P5"><text:span text:style-name="T29"><text:tab/></text:span><text:span text:style-name="T29"><text:a xlink:href="http://www.kroah.com/linux/talks/ols_2003_udev_paper/">http://www.kroah.com/linux/talks/ols_2003_udev_paper/</text:a></text:span><text:span text:style-name="T29">Reprint-Kroah-Hartman- <text:s/></text:span></text:p>
            <text:p text:style-name="P5"><text:span text:style-name="T29"><text:s text:c="17"/></text:span><text:span text:style-name="T29">OLS2003.pdf</text:span></text:p>
            <text:p text:style-name="P5"><text:span text:style-name="T29"/></text:p>
            <text:p text:style-name="P5"><text:span text:style-name="T29"><text:tab/></text:span><text:span text:style-name="T29">http://www.kroah.com/linux/talks/oscon_2004_udev</text:span></text:p>
            <text:p text:style-name="P5"><text:span text:style-name="T30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draw:frame draw:style-name="gr1" draw:text-style-name="P1" draw:layer="layout" svg:width="17.78cm" svg:height="6.068cm" svg:x="7.619cm" svg:y="4.726cm">
          <draw:text-box>
            <text:p text:style-name="P5"/>
          </draw:text-box>
        </draw:frame>
        <draw:frame draw:style-name="gr2" draw:text-style-name="P1" draw:layer="layout" svg:width="22.86cm" svg:height="1.237cm" svg:x="0.634cm" svg:y="0.634cm">
          <draw:text-box>
            <text:p text:style-name="P5"/>
          </draw:text-box>
        </draw:frame>
        <draw:frame draw:style-name="gr3" draw:text-style-name="P3" draw:layer="layout" svg:width="28cm" svg:height="21cm" svg:x="-0.001cm" svg:y="-0.001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udev</text:span></text:p>
            <text:p text:style-name="P2"><text:span text:style-name="T3">devfs done right</text:span></text:p>
            <text:p text:style-name="P2"><text:span text:style-name="T4">Managing Linux devices names in userspace</text:span></text:p>
            <text:p text:style-name="P2"><text:span text:style-name="T5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4">Armen Baghumian</text:span></text:p>
            <text:p text:style-name="P2"><text:span text:style-name="T7">armen@OpenSourceClub.or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text:span text:style-name="T1">Tets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pr1" draw:text-style-name="P1" draw:layer="backgroundobjects" svg:width="6.523cm" svg:height="1.448cm" svg:x="1.399cm" svg:y="19.13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5cm" svg:y="19.13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4cm" svg:y="19.13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2-02T21:14:58</meta:creation-date>
    <dc:creator>Armen Baghumian</dc:creator>
    <dc:date>2007-12-05T13:34:29</dc:date>
    <dc:language>en-US</dc:language>
    <meta:editing-cycles>333</meta:editing-cycles>
    <meta:editing-duration>P2DT6H6M55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